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text-properties fo:color="#ff0000" fo:font-weight="bold" style:font-weight-asian="bold"/>
    </style:style>
    <style:style style:name="P3" style:family="paragraph" style:parent-style-name="Standard">
      <style:paragraph-properties fo:orphans="0" fo:widows="0"/>
      <style:text-properties fo:color="#ff0000" fo:font-weight="bold" style:font-weight-asian="bold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fo:orphans="0" fo:widows="0"/>
      <style:text-properties fo:font-weight="bold" style:font-weight-asian="bold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8">
      <style:paragraph-properties fo:margin-left="0.5in" fo:margin-right="0in" fo:text-indent="-0.25in" style:auto-text-indent="false"/>
      <style:text-properties fo:color="#ff0000" style:text-underline-style="none"/>
    </style:style>
    <style:style style:name="P12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6">
      <style:paragraph-properties fo:margin-left="0.5in" fo:margin-right="0in" fo:orphans="0" fo:widows="0" fo:text-indent="-0.25in" style:auto-text-indent="false"/>
    </style:style>
    <style:style style:name="P17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18" style:family="paragraph" style:parent-style-name="Standard" style:list-style-name="WWNum8">
      <style:paragraph-properties fo:margin-left="1in" fo:margin-right="0in" fo:text-indent="-0.25in" style:auto-text-indent="false"/>
    </style:style>
    <style:style style:name="P19" style:family="paragraph" style:parent-style-name="Standard" style:list-style-name="WWNum5">
      <style:paragraph-properties fo:margin-left="1in" fo:margin-right="0in" fo:text-indent="-0.25in" style:auto-text-indent="false"/>
    </style:style>
    <style:style style:name="P20" style:family="paragraph" style:parent-style-name="Standard" style:master-page-name="Standard">
      <style:paragraph-properties fo:orphans="0" fo:widows="0" style:page-number="1"/>
    </style:style>
    <style:style style:name="P21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 fo:font-size="18pt" fo:font-weight="bold" style:font-size-asian="18pt" style:font-weight-asian="bold" style:font-size-complex="18pt"/>
    </style:style>
    <style:style style:name="T5" style:family="text">
      <style:text-properties fo:color="#ff0000"/>
    </style:style>
    <style:style style:name="T6" style:family="text">
      <style:text-properties fo:color="#ff0000" style:text-underline-style="none"/>
    </style:style>
    <style:style style:name="T7" style:family="text">
      <style:text-properties fo:font-weight="bold" style:font-weight-asian="bold"/>
    </style:style>
    <style:style style:name="T8" style:family="text">
      <style:text-properties fo:color="#ff00ff" fo:font-weight="bold" style:font-weight-asian="bold"/>
    </style:style>
    <style:style style:name="T9" style:family="text">
      <style:text-properties fo:color="#ff00ff"/>
    </style:style>
    <style:style style:name="T10" style:family="text">
      <style:text-properties fo:color="#ff00ff" fo:font-style="italic" style:font-style-asian="italic"/>
    </style:style>
    <style:style style:name="T11" style:family="text">
      <style:text-properties fo:color="#ff00ff" style:text-underline-style="none"/>
    </style:style>
    <style:style style:name="T12" style:family="text">
      <style:text-properties fo:color="#4a86e8" fo:font-weight="bold" style:font-weight-asian="bold"/>
    </style:style>
    <style:style style:name="T13" style:family="text">
      <style:text-properties fo:color="#4a86e8"/>
    </style:style>
    <style:style style:name="T14" style:family="text">
      <style:text-properties fo:color="#4a86e8" style:text-underline-style="none"/>
    </style:style>
    <style:style style:name="T15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6" style:family="text">
      <style:text-properties fo:color="#1155cc" style:text-underline-style="solid" style:text-underline-width="auto" style:text-underline-color="font-color"/>
    </style:style>
    <style:style style:name="T17" style:family="text">
      <style:text-properties fo:font-size="18pt" fo:font-weight="bold" style:font-size-asian="18pt" style:font-weight-asian="bold" style:font-size-complex="18pt"/>
    </style:style>
    <style:style style:name="T18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19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tracked-changes text:track-changes="false">
        <text:changed-region xml:id="ct29858576" text:id="ct29858576">
          <text:insertion>
            <office:change-info>
              <dc:creator>Michael Fox</dc:creator>
              <dc:date>2019-11-26T03:26:49</dc:date>
            </office:change-info>
          </text:insertion>
        </text:changed-region>
        <text:changed-region xml:id="ct29963024" text:id="ct29963024">
          <text:insertion>
            <office:change-info>
              <dc:creator>Michael Fox</dc:creator>
              <dc:date>2019-11-26T09:04:54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>LWDW <text:s/>- </text:span><text:span text:style-name="T2">198 <text:s text:c="2"/></text:span></text:p>
      <text:p text:style-name="P1"><text:span text:style-name="T7">Colour key - </text:span><text:span text:style-name="T8">Venn</text:span><text:span text:style-name="T7"> </text:span><text:span text:style-name="T12">Pedro </text:span><text:span text:style-name="T3">Jill</text:span></text:p>
      <text:p text:style-name="P3"/>
      <text:p text:style-name="P1"><text:span text:style-name="T7">The Jill</text:span></text:p>
      <text:p text:style-name="P1"><text:a xlink:type="simple" xlink:href="https://meet.jit.si/jordan9000#config.disableAP=true&amp;config.disableAEC=true&amp;config.disableAGC=true" text:style-name="ListLabel_20_100" text:visited-style-name="ListLabel_20_100"><text:span text:style-name="T15">https://meet.jit.si/jordan9000#config.disableAP=true&amp;config.disableAEC=true&amp;config.disableAGC=true</text:span></text:a></text:p>
      <text:p text:style-name="P5"/>
      <text:p text:style-name="P1"><text:span text:style-name="T7">The Pedro </text:span></text:p>
      <text:p text:style-name="P1"><text:a xlink:type="simple" xlink:href="https://meet.jit.si/pedro9000#config.disableAP=true&amp;config.disableAEC=true&amp;config.disableAGC=true" text:style-name="ListLabel_20_100" text:visited-style-name="ListLabel_20_100"><text:span text:style-name="T15">https://meet.jit.si/pedro9000#config.disableAP=true&amp;config.disableAEC=true&amp;config.disableAGC=true</text:span></text:a></text:p>
      <text:p text:style-name="P3"/>
      <text:p text:style-name="P1"><draw:rect text:anchor-type="as-char" style:rel-width="100%" draw:z-index="0" draw:style-name="gr1" draw:text-style-name="P21" svg:width="0.0012in" svg:height="0.0213in"><text:p/></draw:rect></text:p>
      <text:p text:style-name="Standard">News</text:p>
      <text:p text:style-name="Standard">Plugs</text:p>
      <text:p text:style-name="Standard">Pi</text:p>
      <text:p text:style-name="Standard">Feedback</text:p>
      <text:p text:style-name="Standard"><draw:rect text:anchor-type="as-char" style:rel-width="100%" draw:z-index="1" draw:style-name="gr1" draw:text-style-name="P21" svg:width="0.0012in" svg:height="0.0213in"><text:p/></draw:rect></text:p>
      <text:p text:style-name="P1"><text:span text:style-name="T4">Patreons:</text:span><text:span text:style-name="T17"> Post story suggestions </text:span><text:span text:style-name="T18">HAR</text:span><text:span text:style-name="T19">!</text:span></text:p>
      <text:p text:style-name="P1"/>
      <text:p text:style-name="P1"><text:span text:style-name="T7">1.</text:span><text:change-start text:change-id="ct29858576"/><text:span text:style-name="T7">german floss https://fsfe.org/news/2019/news-20191125-01.html</text:span><text:change-end text:change-id="ct29858576"/></text:p>
      <text:p text:style-name="P1"><text:span text:style-name="T7">2.</text:span><text:change-start text:change-id="ct29963024"/><text:span text:style-name="T7">electric penguins https://www.linuxfoundation.org/press-release/2019/11/kicad-joins-linux-foundation-to-advance-electronic-design-automation/</text:span><text:change-end text:change-id="ct29963024"/></text:p>
      <text:p text:style-name="P1"><text:span text:style-name="T7">3.HugeBlenders https://www.blender.org/download/releases/2-81/</text:span></text:p>
      <text:p text:style-name="P1"><text:soft-page-break/><text:span text:style-name="T7">4.</text:span></text:p>
      <text:p text:style-name="P1"><text:span text:style-name="T7">5.</text:span></text:p>
      <text:p text:style-name="P1"><draw:rect text:anchor-type="as-char" style:rel-width="100%" draw:z-index="2" draw:style-name="gr1" draw:text-style-name="P21" svg:width="0.0012in" svg:height="0.0213in"><text:p/></draw:rect></text:p>
      <text:p text:style-name="P1"><text:span text:style-name="T7">What we’re up to :</text:span></text:p>
      <text:p text:style-name="P1"><text:span text:style-name="T7">V - I got the Mikrotik edgerouter to tag UDP packets for prerouting. Only took two weeks. Steam Controlla $5. Just not for Canada. </text:span></text:p>
      <text:p text:style-name="P1"><text:span text:style-name="T7">J - Looking forward to playing some games this Thanksgiving weekend, including Shadow of the Tomb Raider I picked up on sale at Humble, and a few games I want to get during the Steam sale. <text:s/>Happy Turkey Bird day to everyone here in the US! </text:span></text:p>
      <text:p text:style-name="P1"><text:span text:style-name="T7">P - I got Ubuntu to sorta kinda work on a 1796 Surface Pro</text:span></text:p>
      <text:p text:style-name="Standard"><draw:rect text:anchor-type="as-char" style:rel-width="100%" draw:z-index="3" draw:style-name="gr1" draw:text-style-name="P21" svg:width="0.0012in" svg:height="0.0213in"><text:p/></draw:rect></text:p>
      <text:p text:style-name="Standard">News</text:p>
      <text:p text:style-name="Standard"/>
      <text:p text:style-name="Standard"><text:span text:style-name="T12">Slimbook Pro X15</text:span></text:p>
      <text:p text:style-name="Standard"><text:a xlink:type="simple" xlink:href="https://www.omgubuntu.co.uk/2019/11/slimbook-pro-x-15-laptop-specs-price" text:style-name="ListLabel_20_101" text:visited-style-name="ListLabel_20_101"><text:span text:style-name="T16">https://www.omgubuntu.co.uk/2019/11/slimbook-pro-x-15-laptop-specs-price</text:span></text:a></text:p>
      <text:list xml:id="list2358104092" text:style-name="WWNum1">
        <text:list-item>
          <text:p text:style-name="P6"><text:span text:style-name="T13">That seems a lot nicer and a heck of a better value proposition when compared to the KDE Slimbook I had a look at.</text:span></text:p>
        </text:list-item>
        <text:list-item>
          <text:p text:style-name="P6"><text:span text:style-name="T5">The Slimbook Pro X15 also includes two webcams, one standard 720p and one for facial recognition.</text:span></text:p>
        </text:list-item>
        <text:list-item>
          <text:p text:style-name="P6"><text:span text:style-name="T5">And, even though it has a thin profile, you can add another SSD.</text:span></text:p>
        </text:list-item>
        <text:list-item>
          <text:p text:style-name="P6"><text:span text:style-name="T5">I love that the Slimbook Pro marketing campaign is using #NoMoreApplesInLinuxConferences, because that is a thing!</text:span></text:p>
        </text:list-item>
        <text:list-item>
          <text:p text:style-name="P6"><text:span text:style-name="T5">And it sports many Linux operating systems of your choice including Ubuntu, Ubuntu Mate, Debian, Manjaro, Zorin OS, and even an option to DualBoot Linux and Windows.</text:span></text:p>
        </text:list-item>
      </text:list>
      <text:p text:style-name="P4"/>
      <text:p text:style-name="Standard"><text:span text:style-name="T3">Glimpse 0.1.0</text:span></text:p>
      <text:p text:style-name="Standard"><text:a xlink:type="simple" xlink:href="https://glimpse-editor.org/posts/glimpse-0-1-0-release-notes/" text:style-name="ListLabel_20_101" text:visited-style-name="ListLabel_20_101"><text:span text:style-name="T16">https://glimpse-editor.org/posts/glimpse-0-1-0-release-notes/</text:span></text:a></text:p>
      <text:list xml:id="list2700317439" text:style-name="WWNum2">
        <text:list-item>
          <text:p text:style-name="P7"><text:span text:style-name="T5">The Glimpse 0.1.0 image editor, the fork of GIMP we have talked about, has debuted.</text:span></text:p>
        </text:list-item>
        <text:list-item>
          <text:p text:style-name="P7"><text:soft-page-break/><text:span text:style-name="T5">Glimpse 1.0 is a vanilla version of the GIMP, without the Wilber mascot, branding and easter eggs. </text:span></text:p>
        </text:list-item>
        <text:list-item>
          <text:p text:style-name="P7"><text:span text:style-name="T5">I was happy to hear that an AppImage is in the works as well.</text:span></text:p>
        </text:list-item>
        <text:list-item>
          <text:p text:style-name="P7"><text:span text:style-name="T13">Okay, so this is just the rebrand for now… fair enough.</text:span></text:p>
        </text:list-item>
        <text:list-item>
          <text:p text:style-name="P7"><text:span text:style-name="T13">I hope they will automate this going forward so they can pull from the GIMP Master and not have to worry about it anymore.</text:span></text:p>
        </text:list-item>
        <text:list-item>
          <text:p text:style-name="P7"><text:span text:style-name="T9">Available as a Flatpak. </text:span></text:p>
        </text:list-item>
      </text:list>
      <text:p text:style-name="Standard"/>
      <text:p text:style-name="Standard"><text:span text:style-name="T8">Audacity 2.3.3</text:span></text:p>
      <text:p text:style-name="Standard"><text:a xlink:type="simple" xlink:href="https://www.audacityteam.org/audacity-2-3-3-released/" text:style-name="ListLabel_20_101" text:visited-style-name="ListLabel_20_101"><text:span text:style-name="T16">https://www.audacityteam.org/audacity-2-3-3-released/</text:span></text:a></text:p>
      <text:list xml:id="list756281816" text:style-name="WWNum4">
        <text:list-item>
          <text:p text:style-name="P8"><text:span text:style-name="T9">They</text:span><text:span text:style-name="T10"> finally</text:span><text:span text:style-name="T9"> sorted the 4GB export restriction. </text:span></text:p>
        </text:list-item>
        <text:list-item>
          <text:p text:style-name="P8"><text:span text:style-name="T9">Yes, that actually tripped me up a few times. </text:span></text:p>
        </text:list-item>
        <text:list-item>
          <text:p text:style-name="P8"><text:span text:style-name="T5">When exporting the compressed audio formats AAC/M4A there are now audio settings.</text:span></text:p>
        </text:list-item>
        <text:list-item>
          <text:p text:style-name="P8"><text:span text:style-name="T13">Removed some obsolete/redundant bits</text:span></text:p>
        </text:list-item>
      </text:list>
      <text:p text:style-name="Standard"/>
      <text:p text:style-name="Standard"><text:span text:style-name="T12">Flan Scan</text:span></text:p>
      <text:p text:style-name="Standard"><text:a xlink:type="simple" xlink:href="https://blog.cloudflare.com/introducing-flan-scan/" text:style-name="ListLabel_20_101" text:visited-style-name="ListLabel_20_101"><text:span text:style-name="T16">https://blog.cloudflare.com/introducing-flan-scan/</text:span></text:a></text:p>
      <text:list xml:id="list3868838514" text:style-name="WWNum7">
        <text:list-item>
          <text:p text:style-name="P9"><text:span text:style-name="T13">Nmap on performance enhancers</text:span></text:p>
        </text:list-item>
        <text:list-item>
          <text:p text:style-name="P9"><text:span text:style-name="T13">It makes NMap slightly easier to use for this particular use case.</text:span></text:p>
        </text:list-item>
        <text:list-item>
          <text:p text:style-name="P9"><text:span text:style-name="T13">Also makes it so the reports generated after scans are a lot easier to understand and action any fixes.</text:span></text:p>
        </text:list-item>
        <text:list-item>
          <text:p text:style-name="P9"><text:span text:style-name="T13">This being Cloudflare, they also make it so you can upload those reports directly to the cloud.</text:span></text:p>
        </text:list-item>
      </text:list>
      <text:p text:style-name="Standard"/>
      <text:p text:style-name="Standard"><text:span text:style-name="T3">Linux 5.4</text:span></text:p>
      <text:p text:style-name="Standard"><text:soft-page-break/><text:a xlink:type="simple" xlink:href="https://kernelnewbies.org/Linux_5.4" text:style-name="ListLabel_20_101" text:visited-style-name="ListLabel_20_101"><text:span text:style-name="T16">https://kernelnewbies.org/Linux_5.4</text:span></text:a></text:p>
      <text:list xml:id="list2326139998" text:style-name="WWNum3">
        <text:list-item>
          <text:p text:style-name="P10"><text:span text:style-name="T9">No joy with the Vulkan beta drivers. </text:span></text:p>
        </text:list-item>
        <text:list-item>
          <text:p text:style-name="P10"><text:span text:style-name="T9">Bluetooth works again. </text:span></text:p>
        </text:list-item>
        <text:list-item>
          <text:p text:style-name="P10"><text:span text:style-name="T9">EOL Dec, 2021.</text:span></text:p>
        </text:list-item>
        <text:list-item>
          <text:p text:style-name="P10"><text:span text:style-name="T13">The remaining Navi 12/14 bits and support for the 3000 series APUs.</text:span></text:p>
        </text:list-item>
        <text:list-item>
          <text:p text:style-name="P10"><text:span text:style-name="T9">Work on rt scheduler is underway. </text:span></text:p>
        </text:list-item>
        <text:list-item>
          <text:p text:style-name="P10"><text:span text:style-name="T9">PREEMPT_RT lets you preempt when inside kernel code (ie, interrupt handlers, syscalls, device drivers, though not all code universally).</text:span></text:p>
        </text:list-item>
        <text:list-item>
          <text:p text:style-name="P10"><text:span text:style-name="T9">This will save you from having to manually patch the kernel but it will not save you from the nightmare of configuring it. </text:span></text:p>
        </text:list-item>
        <text:list-item>
          <text:p text:style-name="P10"><text:span text:style-name="T9">Initial exFat drivers added in this release</text:span></text:p>
        </text:list-item>
        <text:list-item>
          <text:p text:style-name="P10"><text:span text:style-name="T5">Linux Kernel 5.4 has been released with lots of updates and important changes.</text:span></text:p>
        </text:list-item>
        <text:list-item>
          <text:p text:style-name="P10"><text:span text:style-name="T5">The new kernel lockdown mode is now included that we talked about last month, which helps to improve the separation of the User identifier 0/UID 0, or root and the kernel.</text:span></text:p>
        </text:list-item>
        <text:list-item>
          <text:p text:style-name="P10"><text:span text:style-name="T5">This goes a long way in hardening Linux from arbitrary code execution from malicious code supplied by userland processes.</text:span></text:p>
        </text:list-item>
        <text:list-item>
          <text:p text:style-name="P10"><text:span text:style-name="T5">The high performance, low memory and read-only enhanced Erofs file system is now out of staging.</text:span></text:p>
        </text:list-item>
        <text:list-item>
          <text:p text:style-name="P10"><text:span text:style-name="T5">This is especially good for Live USBs/CDs and firmwares for mobile phones and SoCs.</text:span></text:p>
        </text:list-item>
        <text:list-item>
          <text:p text:style-name="P10"><text:span text:style-name="T5">And, as we have talked about here on LWDW, this is the first kernel release to include exFAT file system support.</text:span></text:p>
        </text:list-item>
      </text:list>
      <text:p text:style-name="Standard"/>
      <text:p text:style-name="Standard"><text:span text:style-name="T12">Wayland ready?</text:span></text:p>
      <text:p text:style-name="Standard"><text:a xlink:type="simple" xlink:href="https://www.swalladge.net/archives/2019/10/14/are-we-wayland-yet/" text:style-name="ListLabel_20_101" text:visited-style-name="ListLabel_20_101"><text:span text:style-name="T16">https://www.swalladge.net/archives/2019/10/14/are-we-wayland-yet/</text:span></text:a></text:p>
      <text:list xml:id="list2443290266" text:style-name="WWNum8">
        <text:list-item>
          <text:p text:style-name="P11"/>
          <text:list>
            <text:list-item>
              <text:p text:style-name="P18"><text:span text:style-name="T9">Pipewire allows for WebRTC under Wayland.</text:span></text:p>
            </text:list-item>
            <text:list-item>
              <text:p text:style-name="P18"><text:span text:style-name="T9">Support is already in Chromium 53+, but needs to be manually enabled with the </text:span>chrome://flags/#enable-webrtc-pipewire-capturer<text:span text:style-name="T9"> flag.</text:span></text:p>
            </text:list-item>
            <text:list-item>
              <text:p text:style-name="P18"><text:soft-page-break/><text:span text:style-name="T9">xdg-desktop-portal-gtk is also required if you use Gnome (or xdg-desktop-portal-kde if you use kde).</text:span></text:p>
            </text:list-item>
          </text:list>
        </text:list-item>
        <text:list-item>
          <text:p text:style-name="P12"><text:span text:style-name="T5">When games play without a hitch and spanning three monitors without issues, I will happily do Wayland!</text:span></text:p>
        </text:list-item>
        <text:list-item>
          <text:p text:style-name="P12"><text:span text:style-name="T9">The problem with Wayland is that this post could have been from 5 years ago. </text:span></text:p>
        </text:list-item>
        <text:list-item>
          <text:p text:style-name="P12"><text:span text:style-name="T13">I’m reading through this post about someone using ARCH!!1! and not once did they feel the need to state as much.</text:span></text:p>
        </text:list-item>
        <text:list-item>
          <text:p text:style-name="P12"><text:span text:style-name="T13">That is, until you look at the comments and it’s right there in the first one.</text:span></text:p>
        </text:list-item>
        <text:list-item>
          <text:p text:style-name="P12"><text:span text:style-name="T13">*golf clap*</text:span></text:p>
        </text:list-item>
      </text:list>
      <text:p text:style-name="P2"/>
      <text:p text:style-name="Standard"><text:span text:style-name="T3">GUi Man</text:span></text:p>
      <text:p text:style-name="Standard"><text:a xlink:type="simple" xlink:href="https://github.com/zigalenarcic/mangl" text:style-name="ListLabel_20_101" text:visited-style-name="ListLabel_20_101"><text:span text:style-name="T16">https://github.com/zigalenarcic/mangl</text:span></text:a></text:p>
      <text:list xml:id="list1515406291" text:style-name="WWNum9">
        <text:list-item>
          <text:p text:style-name="P13"><text:span text:style-name="T5">Mangl is a graphical man page viewer based on the mandoc library and it uses OpenGL to display man pages with clickable hyperlinks and smooth scrolling.</text:span></text:p>
        </text:list-item>
        <text:list-item>
          <text:p text:style-name="P13"><text:span text:style-name="T5">Being able to use a draggable scrollbar with the mouse is so convenient, instead of having to hold the up and down arrows or pageup and pagedown for a long time.</text:span></text:p>
        </text:list-item>
        <text:list-item>
          <text:p text:style-name="P13"><text:span text:style-name="T5">And the search feature on launch is so nice.</text:span></text:p>
        </text:list-item>
        <text:list-item>
          <text:p text:style-name="P13"><text:span text:style-name="T9">Not going to lie, man pages died shortly after I had my first always on internet connection. </text:span></text:p>
        </text:list-item>
        <text:list-item>
          <text:p text:style-name="P13"><text:span text:style-name="T13">Having a locally cached manual for everything installed is very nice to have.</text:span></text:p>
        </text:list-item>
        <text:list-item>
          <text:p text:style-name="P13"><text:span text:style-name="T13">Especially one with a search function that doesn’t involve grep’ing for straws.</text:span></text:p>
        </text:list-item>
      </text:list>
      <text:p text:style-name="P4"/>
      <text:p text:style-name="Standard"><text:span text:style-name="T7">字幕</text:span></text:p>
      <text:p text:style-name="Standard"><text:a xlink:type="simple" xlink:href="https://itsfoss.com/penguin-subtitle-player/" text:style-name="ListLabel_20_101" text:visited-style-name="ListLabel_20_101"><text:span text:style-name="T16">https://itsfoss.com/penguin-subtitle-player/</text:span></text:a></text:p>
      <text:list xml:id="list1555819587" text:style-name="WWNum10">
        <text:list-item>
          <text:p text:style-name="P14"><text:span text:style-name="T5">The Penguin Subtitle Player allows you to change the fonts, font size and color of the subtitle text.</text:span></text:p>
        </text:list-item>
        <text:list-item>
          <text:p text:style-name="P14"><text:span text:style-name="T5">This is a game changer for me, because the font sizes on most subtitles played on videos are to small for me to read.</text:span></text:p>
        </text:list-item>
        <text:list-item>
          <text:p text:style-name="P14"><text:span text:style-name="T13">A sub player for Linux, which most likely will not work with that obscure player you might actually want to use it with.</text:span></text:p>
        </text:list-item>
        <text:list-item>
          <text:p text:style-name="P14"><text:soft-page-break/><text:span text:style-name="T13">Unless you use it exclusively with Youtube to watch old public domain movies.</text:span></text:p>
        </text:list-item>
        <text:list-item>
          <text:p text:style-name="P14"><text:span text:style-name="T13">They suggest getting the subtitles from OpenSubtitles.</text:span></text:p>
        </text:list-item>
      </text:list>
      <text:p text:style-name="Standard"/>
      <text:p text:style-name="Standard"><text:span text:style-name="T9">Left-handed Ploopy </text:span></text:p>
      <text:p text:style-name="Standard"><text:a xlink:type="simple" xlink:href="https://www.reddit.com/r/opensource/comments/e1z6ze/lefthanded_trackball_project_complete_source_code/" text:style-name="ListLabel_20_101" text:visited-style-name="ListLabel_20_101"><text:span text:style-name="T16">https://www.reddit.com/r/opensource/comments/e1z6ze/lefthanded_trackball_project_complete_source_code/</text:span></text:a></text:p>
      <text:p text:style-name="Standard"><text:a xlink:type="simple" xlink:href="https://github.com/ploopyco/leftie-mouse" text:style-name="ListLabel_20_101" text:visited-style-name="ListLabel_20_101"><text:span text:style-name="T16">https://github.com/ploopyco/leftie-mouse</text:span></text:a></text:p>
      <text:list xml:id="list3165946062" text:style-name="WWNum5">
        <text:list-item>
          <text:p text:style-name="P15"><text:span text:style-name="T5">Yeah, now Pedro can have a Ploopy too :-D</text:span></text:p>
        </text:list-item>
        <text:list-item>
          <text:p text:style-name="P15"><text:span text:style-name="T13">Yeah, now I just need to find a place with a 3D printer.</text:span></text:p>
          <text:list>
            <text:list-item>
              <text:p text:style-name="P19"><text:span text:style-name="T9">Cambridge University 3D Printing Society.</text:span></text:p>
            </text:list-item>
          </text:list>
        </text:list-item>
      </text:list>
      <text:p text:style-name="Standard"/>
      <text:p text:style-name="Standard"><text:span text:style-name="T9">Blend RTX </text:span>(Mfoxdogg)</text:p>
      <text:p text:style-name="P1"><text:a xlink:type="simple" xlink:href="https://www.blender.org/download/releases/2-81/" text:style-name="ListLabel_20_100" text:visited-style-name="ListLabel_20_100"><text:span text:style-name="T15">https://www.blender.org/download/releases/2-81/</text:span></text:a></text:p>
      <text:list xml:id="list1997156946" text:style-name="WWNum6">
        <text:list-item>
          <text:p text:style-name="P16"><text:span text:style-name="T9">Over 1K fixes and support for RTX ray tracing. </text:span></text:p>
        </text:list-item>
        <text:list-item>
          <text:p text:style-name="P16"><text:span text:style-name="T9">Intel Open Image denoising made it into this one. </text:span></text:p>
        </text:list-item>
        <text:list-item>
          <text:p text:style-name="P16"><text:span text:style-name="T9">The new file browser looks slightly less, ‘90s.</text:span></text:p>
        </text:list-item>
        <text:list-item>
          <text:p text:style-name="P16"><text:span text:style-name="T5">Blender 2.81 includes so many important updates and fixes.</text:span></text:p>
        </text:list-item>
        <text:list-item>
          <text:p text:style-name="P16"><text:span text:style-name="T5">Including a sculpting tools overhaul for better workflow.</text:span></text:p>
        </text:list-item>
        <text:list-item>
          <text:p text:style-name="P16"><text:span text:style-name="T5">Updates to Grease Pencil, new brushes and tools . . .</text:span></text:p>
        </text:list-item>
        <text:list-item>
          <text:p text:style-name="P16"><text:span text:style-name="T5">Updates to the real-time renderer EEVEE.</text:span></text:p>
        </text:list-item>
      </text:list>
      <text:p text:style-name="Standard"><draw:rect text:anchor-type="as-char" style:rel-width="100%" draw:z-index="4" draw:style-name="gr1" draw:text-style-name="P21" svg:width="0.0012in" svg:height="0.0213in"><text:p/></draw:rect></text:p>
      <text:p text:style-name="Standard">Plugs</text:p>
      <text:p text:style-name="Standard"><text:soft-page-break/>Thank you to Rtheren in chat for gifting me the game Quadrilateral Cowboy on Steam! <text:s/>I love it!</text:p>
      <text:p text:style-name="Standard"/>
      <text:p text:style-name="Standard">Podcasting on Linux #1</text:p>
      <text:p text:style-name="Standard"><text:a xlink:type="simple" xlink:href="https://www.patreon.com/posts/podcasting-on-31895140" text:style-name="ListLabel_20_101" text:visited-style-name="ListLabel_20_101"><text:span text:style-name="T16">https://www.patreon.com/posts/podcasting-on-31895140</text:span></text:a></text:p>
      <text:p text:style-name="Standard"><draw:rect text:anchor-type="as-char" style:rel-width="100%" draw:z-index="5" draw:style-name="gr1" draw:text-style-name="P21" svg:width="0.0012in" svg:height="0.0213in"><text:p/></draw:rect></text:p>
      <text:p text:style-name="Standard">Slice of Pi</text:p>
      <text:p text:style-name="Standard"/>
      <text:p text:style-name="Standard"><text:span text:style-name="T12">Field of Pelican Pi’s</text:span></text:p>
      <text:p text:style-name="Standard"><text:a xlink:type="simple" xlink:href="https://back7.co/home/raspberry-pi-recovery-kit" text:style-name="ListLabel_20_101" text:visited-style-name="ListLabel_20_101"><text:span text:style-name="T16">https://back7.co/home/raspberry-pi-recovery-kit</text:span></text:a></text:p>
      <text:list xml:id="list2344223228" text:style-name="WWNum11">
        <text:list-item>
          <text:p text:style-name="P17"><text:span text:style-name="T13">TSA acceptance factor on this one is great, unless they ask you to open the Pelican case.</text:span></text:p>
        </text:list-item>
        <text:list-item>
          <text:p text:style-name="P17"><text:span text:style-name="T13">I love the flip switches to turn everything off and on.</text:span></text:p>
        </text:list-item>
        <text:list-item>
          <text:p text:style-name="P17"><text:span text:style-name="T9">Bonus points if you can rig something up to beep when the case opens. </text:span></text:p>
        </text:list-item>
      </text:list>
      <text:p text:style-name="Standard"/>
      <text:p text:style-name="Standard"><draw:rect text:anchor-type="as-char" style:rel-width="100%" draw:z-index="6" draw:style-name="gr1" draw:text-style-name="P21" svg:width="0.0012in" svg:height="0.0213in"><text:p/></draw:rect></text:p>
      <text:p text:style-name="Standard">Feedback</text:p>
      <text:p text:style-name="Standard"/>
      <text:p text:style-name="Standard">Kiosk mode</text:p>
      <text:p text:style-name="Standard"><text:a xlink:type="simple" xlink:href="https://linuxgamecast.com/bradley/?xsuQOkR" text:style-name="ListLabel_20_101" text:visited-style-name="ListLabel_20_101"><text:span text:style-name="T16">https://linuxgamecast.com/bradley/?xsuQOkR</text:span></text:a></text:p>
      <text:p text:style-name="Standard"/>
      <text:p text:style-name="Standard">Codecs</text:p>
      <text:p text:style-name="Standard"><text:a xlink:type="simple" xlink:href="https://linuxgamecast.com/bradley/?b9AoNsj" text:style-name="ListLabel_20_101" text:visited-style-name="ListLabel_20_101"><text:span text:style-name="T16">https://linuxgamecast.com/bradley/?b9AoNsj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4a86e8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1" style:display-name="ListLabel 101" style:family="text">
      <style:text-properties fo:color="#1155cc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27" meta:word-count="1149" meta:character-count="7262" meta:non-whitespace-character-count="6276"/>
    <meta:generator>LibreOfficeDev/6.0.5.2$Linux_X86_64 LibreOffice_project/</meta:generator>
  </office:meta>
</office:document-meta>
</file>